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ec00" draw:textarea-horizontal-align="justify" draw:textarea-vertical-align="middle" draw:auto-grow-height="false" fo:min-height="0.676cm" fo:min-width="1.06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ec00"/>
      <style:paragraph-properties fo:text-align="center"/>
    </style:style>
    <style:style style:name="P3" style:family="paragraph">
      <style:text-properties fo:font-size="20pt"/>
    </style:style>
    <style:style style:name="P4" style:family="paragraph">
      <loext:graphic-properties draw:fill="none" draw:fill-color="#ffffff"/>
      <style:paragraph-properties style:writing-mode="lr-tb"/>
      <style:text-properties fo:font-size="20pt"/>
    </style:style>
    <style:style style:name="P5" style:family="paragraph">
      <loext:graphic-properties draw:fill-color="#05c0cf"/>
      <style:paragraph-properties fo:text-align="center"/>
      <style:text-properties fo:language="en" fo:country="G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ffa6a6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5.792cm" svg:y1="10.086cm" svg:x2="5.792cm" svg:y2="8.771cm">
            <text:p/>
          </draw:line>
          <draw:line draw:style-name="gr1" draw:text-style-name="P1" draw:layer="layout" svg:x1="5.792cm" svg:y1="10.086cm" svg:x2="5.792cm" svg:y2="8.771cm">
            <text:p/>
          </draw:line>
          <draw:line draw:style-name="gr1" draw:text-style-name="P1" draw:layer="layout" svg:x1="6.584cm" svg:y1="10.086cm" svg:x2="6.584cm" svg:y2="8.771cm">
            <text:p/>
          </draw:line>
          <draw:line draw:style-name="gr1" draw:text-style-name="P1" draw:layer="layout" svg:x1="7.657cm" svg:y1="9.438cm" svg:x2="6.581cm" svg:y2="9.428cm">
            <text:p/>
          </draw:line>
          <draw:line draw:style-name="gr1" draw:text-style-name="P1" draw:layer="layout" svg:x1="5.809cm" svg:y1="9.438cm" svg:x2="4.733cm" svg:y2="9.428cm">
            <text:p/>
          </draw:line>
        </draw:g>
        <draw:g>
          <draw:line draw:style-name="gr1" draw:text-style-name="P1" draw:layer="layout" svg:x1="9.328cm" svg:y1="15.973cm" svg:x2="8.862cm" svg:y2="15.823cm">
            <text:p/>
          </draw:line>
          <draw:line draw:style-name="gr1" draw:text-style-name="P1" draw:layer="layout" svg:x1="9.776cm" svg:y1="15.499cm" svg:x2="8.863cm" svg:y2="15.826cm">
            <text:p/>
          </draw:line>
          <draw:line draw:style-name="gr1" draw:text-style-name="P1" draw:layer="layout" svg:x1="9.796cm" svg:y1="14.868cm" svg:x2="8.848cm" svg:y2="14.553cm">
            <text:p/>
          </draw:line>
          <draw:line draw:style-name="gr1" draw:text-style-name="P1" draw:layer="layout" svg:x1="9.8cm" svg:y1="15.513cm" svg:x2="8.852cm" svg:y2="15.198cm">
            <text:p/>
          </draw:line>
          <draw:line draw:style-name="gr1" draw:text-style-name="P1" draw:layer="layout" svg:x1="9.789cm" svg:y1="14.856cm" svg:x2="8.876cm" svg:y2="15.183cm">
            <text:p/>
          </draw:line>
          <draw:line draw:style-name="gr1" draw:text-style-name="P1" draw:layer="layout" svg:x1="9.756cm" svg:y1="14.218cm" svg:x2="8.843cm" svg:y2="14.545cm">
            <text:p/>
          </draw:line>
          <draw:line draw:style-name="gr1" draw:text-style-name="P1" draw:layer="layout" svg:x1="9.711cm" svg:y1="14.224cm" svg:x2="9.245cm" svg:y2="14.074cm">
            <text:p/>
          </draw:line>
        </draw:g>
        <draw:g>
          <draw:line draw:style-name="gr1" draw:text-style-name="P1" draw:layer="layout" svg:x1="12.869cm" svg:y1="15.999cm" svg:x2="12.403cm" svg:y2="15.849cm">
            <text:p/>
          </draw:line>
          <draw:line draw:style-name="gr1" draw:text-style-name="P1" draw:layer="layout" svg:x1="13.317cm" svg:y1="15.525cm" svg:x2="12.404cm" svg:y2="15.852cm">
            <text:p/>
          </draw:line>
          <draw:line draw:style-name="gr1" draw:text-style-name="P1" draw:layer="layout" svg:x1="13.337cm" svg:y1="14.894cm" svg:x2="12.389cm" svg:y2="14.579cm">
            <text:p/>
          </draw:line>
          <draw:line draw:style-name="gr1" draw:text-style-name="P1" draw:layer="layout" svg:x1="13.34cm" svg:y1="15.539cm" svg:x2="12.392cm" svg:y2="15.224cm">
            <text:p/>
          </draw:line>
          <draw:line draw:style-name="gr1" draw:text-style-name="P1" draw:layer="layout" svg:x1="13.33cm" svg:y1="14.882cm" svg:x2="12.417cm" svg:y2="15.209cm">
            <text:p/>
          </draw:line>
          <draw:line draw:style-name="gr1" draw:text-style-name="P1" draw:layer="layout" svg:x1="13.296cm" svg:y1="14.244cm" svg:x2="12.383cm" svg:y2="14.571cm">
            <text:p/>
          </draw:line>
          <draw:line draw:style-name="gr1" draw:text-style-name="P1" draw:layer="layout" svg:x1="13.252cm" svg:y1="14.25cm" svg:x2="12.786cm" svg:y2="14.1cm">
            <text:p/>
          </draw:line>
        </draw:g>
        <draw:g xml:id="id5" draw:id="id5">
          <draw:line draw:style-name="gr1" draw:text-style-name="P1" draw:layer="layout" svg:x1="15.383cm" svg:y1="13.031cm" svg:x2="15.529cm" svg:y2="12.564cm">
            <text:p/>
          </draw:line>
          <draw:line draw:style-name="gr1" draw:text-style-name="P1" draw:layer="layout" svg:x1="15.861cm" svg:y1="13.476cm" svg:x2="15.527cm" svg:y2="12.565cm">
            <text:p/>
          </draw:line>
          <draw:line draw:style-name="gr1" draw:text-style-name="P1" draw:layer="layout" svg:x1="16.491cm" svg:y1="13.492cm" svg:x2="16.799cm" svg:y2="12.542cm">
            <text:p/>
          </draw:line>
          <draw:line draw:style-name="gr1" draw:text-style-name="P1" draw:layer="layout" svg:x1="15.846cm" svg:y1="13.5cm" svg:x2="16.154cm" svg:y2="12.55cm">
            <text:p/>
          </draw:line>
          <draw:line draw:style-name="gr1" draw:text-style-name="P1" draw:layer="layout" svg:x1="16.504cm" svg:y1="13.484cm" svg:x2="16.17cm" svg:y2="12.573cm">
            <text:p/>
          </draw:line>
          <draw:line draw:style-name="gr1" draw:text-style-name="P1" draw:layer="layout" svg:x1="17.141cm" svg:y1="13.446cm" svg:x2="16.807cm" svg:y2="12.535cm">
            <text:p/>
          </draw:line>
          <draw:line draw:style-name="gr1" draw:text-style-name="P1" draw:layer="layout" svg:x1="17.137cm" svg:y1="13.467cm" svg:x2="17.283cm" svg:y2="13cm">
            <text:p/>
          </draw:line>
        </draw:g>
        <draw:g xml:id="id7" draw:id="id7">
          <draw:line draw:style-name="gr1" draw:text-style-name="P1" draw:layer="layout" svg:x1="20.883cm" svg:y1="9.946cm" svg:x2="21.029cm" svg:y2="9.479cm">
            <text:p/>
          </draw:line>
          <draw:line draw:style-name="gr1" draw:text-style-name="P1" draw:layer="layout" svg:x1="21.36cm" svg:y1="10.391cm" svg:x2="21.026cm" svg:y2="9.48cm">
            <text:p/>
          </draw:line>
          <draw:line draw:style-name="gr1" draw:text-style-name="P1" draw:layer="layout" svg:x1="21.991cm" svg:y1="10.407cm" svg:x2="22.299cm" svg:y2="9.457cm">
            <text:p/>
          </draw:line>
          <draw:line draw:style-name="gr1" draw:text-style-name="P1" draw:layer="layout" svg:x1="21.345cm" svg:y1="10.415cm" svg:x2="21.653cm" svg:y2="9.465cm">
            <text:p/>
          </draw:line>
          <draw:line draw:style-name="gr1" draw:text-style-name="P1" draw:layer="layout" svg:x1="22.004cm" svg:y1="10.399cm" svg:x2="21.67cm" svg:y2="9.488cm">
            <text:p/>
          </draw:line>
          <draw:line draw:style-name="gr1" draw:text-style-name="P1" draw:layer="layout" svg:x1="22.641cm" svg:y1="10.361cm" svg:x2="22.307cm" svg:y2="9.45cm">
            <text:p/>
          </draw:line>
          <draw:line draw:style-name="gr1" draw:text-style-name="P1" draw:layer="layout" svg:x1="22.634cm" svg:y1="10.318cm" svg:x2="22.783cm" svg:y2="9.9cm">
            <text:p/>
          </draw:line>
        </draw:g>
        <draw:g xml:id="id11" draw:id="id11">
          <draw:line draw:style-name="gr1" draw:text-style-name="P1" draw:layer="layout" svg:x1="23.883cm" svg:y1="13.393cm" svg:x2="25.331cm" svg:y2="13.373cm">
            <text:p/>
          </draw:line>
          <draw:line draw:style-name="gr1" draw:text-style-name="P1" draw:layer="layout" svg:x1="23.883cm" svg:y1="13.393cm" svg:x2="25.331cm" svg:y2="13.373cm">
            <text:p/>
          </draw:line>
          <draw:line draw:style-name="gr1" draw:text-style-name="P1" draw:layer="layout" svg:x1="23.892cm" svg:y1="14.052cm" svg:x2="25.34cm" svg:y2="14.032cm">
            <text:p/>
          </draw:line>
          <draw:line draw:style-name="gr1" draw:text-style-name="P1" draw:layer="layout" svg:x1="24.619cm" svg:y1="14.934cm" svg:x2="24.618cm" svg:y2="14.038cm">
            <text:p/>
          </draw:line>
          <draw:line draw:style-name="gr1" draw:text-style-name="P1" draw:layer="layout" svg:x1="24.597cm" svg:y1="13.396cm" svg:x2="24.596cm" svg:y2="12.5cm">
            <text:p/>
          </draw:line>
        </draw:g>
        <draw:connector draw:style-name="gr2" draw:text-style-name="P1" draw:layer="layout" draw:type="line" svg:x1="3.179cm" svg:y1="9.451cm" svg:x2="4.733cm" svg:y2="9.428cm" draw:end-shape="id1" draw:end-glue-point="3" svg:d="M3179 9451l1554-23" svg:viewBox="0 0 1555 24">
          <text:p/>
        </draw:connector>
        <draw:connector draw:style-name="gr2" draw:text-style-name="P1" xml:id="id3" draw:id="id3" draw:layer="layout" draw:type="line" svg:x1="9.237cm" svg:y1="9.421cm" svg:x2="9.221cm" svg:y2="9.6cm" draw:end-shape="id2" draw:end-glue-point="8" svg:d="M9237 9421l-16 179" svg:viewBox="0 0 17 180">
          <text:p/>
        </draw:connector>
        <draw:connector draw:style-name="gr2" draw:text-style-name="P1" draw:layer="layout" draw:type="line" svg:x1="7.656cm" svg:y1="9.428cm" svg:x2="9.237cm" svg:y2="9.421cm" draw:start-shape="id1" draw:start-glue-point="1" draw:end-shape="id3" draw:end-glue-point="2" svg:d="M7656 9428l1581-7" svg:viewBox="0 0 1582 8">
          <text:p/>
        </draw:connector>
        <draw:connector draw:style-name="gr2" draw:text-style-name="P1" draw:layer="layout" draw:type="line" svg:x1="9.237cm" svg:y1="9.421cm" svg:x2="15.118cm" svg:y2="9.362cm" draw:start-shape="id3" draw:start-glue-point="2" svg:d="M9237 9421l5881-59" svg:viewBox="0 0 5882 60">
          <text:p/>
        </draw:connector>
        <draw:custom-shape draw:style-name="gr3" draw:text-style-name="P2" xml:id="id6" draw:id="id6" draw:layer="layout" svg:width="3.133cm" svg:height="2.777cm" draw:transform="skewX (-0.000349065850398866) rotate (-1.5692255304681) translate (17.863cm 8.4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12.81cm" svg:y1="10.751cm" svg:x2="15.086cm" svg:y2="10.751cm" svg:d="M12810 10751h2276" svg:viewBox="0 0 2277 1">
          <text:p/>
        </draw:connector>
        <draw:connector draw:style-name="gr2" draw:text-style-name="P1" draw:layer="layout" draw:type="line" svg:x1="12.81cm" svg:y1="10.751cm" svg:x2="12.812cm" svg:y2="14.12cm" draw:start-shape="id4" draw:start-glue-point="2" svg:d="M12810 10751l2 3369" svg:viewBox="0 0 3 3370">
          <text:p/>
        </draw:connector>
        <draw:connector draw:style-name="gr2" draw:text-style-name="P1" draw:layer="layout" draw:type="line" svg:x1="12.783cm" svg:y1="13.056cm" svg:x2="15.383cm" svg:y2="13.017cm" draw:end-shape="id5" draw:end-glue-point="3" svg:d="M12783 13056l2600-39" svg:viewBox="0 0 2601 40">
          <text:p/>
        </draw:connector>
        <draw:connector draw:style-name="gr2" draw:text-style-name="P1" xml:id="id8" draw:id="id8" draw:layer="layout" draw:type="line" svg:x1="17.865cm" svg:y1="9.98cm" svg:x2="20.883cm" svg:y2="9.933cm" draw:start-shape="id6" draw:start-glue-point="4" draw:end-shape="id7" draw:end-glue-point="3" svg:d="M17865 9980l3018-47" svg:viewBox="0 0 3019 48">
          <text:p/>
        </draw:connector>
        <draw:connector draw:style-name="gr2" draw:text-style-name="P1" xml:id="id9" draw:id="id9" draw:layer="layout" draw:type="line" svg:x1="19.374cm" svg:y1="9.956cm" svg:x2="19.344cm" svg:y2="13.026cm" draw:start-shape="id8" draw:start-glue-point="0" svg:d="M19374 9956l-30 3070" svg:viewBox="0 0 31 3071">
          <text:p/>
        </draw:connector>
        <draw:connector draw:style-name="gr2" draw:text-style-name="P1" draw:layer="layout" draw:type="line" svg:x1="17.283cm" svg:y1="13.017cm" svg:x2="19.344cm" svg:y2="13.026cm" draw:start-shape="id5" draw:start-glue-point="1" draw:end-shape="id9" draw:end-glue-point="3" svg:d="M17283 13017l2061 9" svg:viewBox="0 0 2062 10">
          <text:p/>
        </draw:connector>
        <draw:connector draw:style-name="gr2" draw:text-style-name="P1" xml:id="id10" draw:id="id10" draw:layer="layout" draw:type="line" svg:x1="22.783cm" svg:y1="9.933cm" svg:x2="24.575cm" svg:y2="9.865cm" draw:start-shape="id7" draw:start-glue-point="1" svg:d="M22783 9933l1792-68" svg:viewBox="0 0 1793 69">
          <text:p/>
        </draw:connector>
        <draw:connector draw:style-name="gr2" draw:text-style-name="P1" draw:layer="layout" draw:type="line" svg:x1="24.575cm" svg:y1="9.865cm" svg:x2="24.612cm" svg:y2="12.5cm" draw:start-shape="id10" draw:start-glue-point="3" draw:end-shape="id11" draw:end-glue-point="0" svg:d="M24575 9865l37 2635" svg:viewBox="0 0 38 2636">
          <text:p/>
        </draw:connector>
        <draw:connector draw:style-name="gr2" draw:text-style-name="P1" draw:layer="layout" draw:type="line" svg:x1="24.612cm" svg:y1="14.934cm" svg:x2="24.633cm" svg:y2="17.607cm" draw:start-shape="id11" draw:start-glue-point="2" svg:d="M24612 14934l21 2673" svg:viewBox="0 0 22 2674">
          <text:p/>
        </draw:connector>
        <draw:line draw:style-name="gr2" draw:text-style-name="P1" draw:layer="layout" svg:x1="24.596cm" svg:y1="9.871cm" svg:x2="26.997cm" svg:y2="9.835cm">
          <text:p/>
        </draw:line>
        <draw:frame draw:style-name="gr4" draw:text-style-name="P4" draw:layer="layout" svg:width="1.892cm" svg:height="1.106cm" svg:x="15.235cm" svg:y="8.831cm">
          <draw:text-box>
            <text:p text:style-name="P3">+</text:p>
          </draw:text-box>
        </draw:frame>
        <draw:frame draw:style-name="gr4" draw:text-style-name="P4" draw:layer="layout" svg:width="1.803cm" svg:height="1.106cm" svg:x="15.335cm" svg:y="10.131cm">
          <draw:text-box>
            <text:p text:style-name="P3">-</text:p>
          </draw:text-box>
        </draw:frame>
        <draw:custom-shape draw:style-name="gr5" draw:text-style-name="P5" xml:id="id2" draw:id="id2" draw:layer="layout" svg:width="0.325cm" svg:height="0.325cm" svg:x="9.058cm" svg:y="9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25cm" svg:height="0.325cm" svg:x="12.683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27.068cm" svg:y1="14.7cm" svg:x2="26.602cm" svg:y2="14.55cm">
            <text:p/>
          </draw:line>
          <draw:line draw:style-name="gr1" draw:text-style-name="P1" draw:layer="layout" svg:x1="27.516cm" svg:y1="14.226cm" svg:x2="26.603cm" svg:y2="14.553cm">
            <text:p/>
          </draw:line>
          <draw:line draw:style-name="gr1" draw:text-style-name="P1" draw:layer="layout" svg:x1="27.536cm" svg:y1="13.595cm" svg:x2="26.588cm" svg:y2="13.28cm">
            <text:p/>
          </draw:line>
          <draw:line draw:style-name="gr1" draw:text-style-name="P1" draw:layer="layout" svg:x1="27.54cm" svg:y1="14.24cm" svg:x2="26.592cm" svg:y2="13.925cm">
            <text:p/>
          </draw:line>
          <draw:line draw:style-name="gr1" draw:text-style-name="P1" draw:layer="layout" svg:x1="27.529cm" svg:y1="13.583cm" svg:x2="26.616cm" svg:y2="13.91cm">
            <text:p/>
          </draw:line>
          <draw:line draw:style-name="gr1" draw:text-style-name="P1" draw:layer="layout" svg:x1="27.496cm" svg:y1="12.945cm" svg:x2="26.583cm" svg:y2="13.272cm">
            <text:p/>
          </draw:line>
          <draw:line draw:style-name="gr1" draw:text-style-name="P1" draw:layer="layout" svg:x1="27.451cm" svg:y1="12.951cm" svg:x2="27.083cm" svg:y2="12.8cm">
            <text:p/>
          </draw:line>
        </draw:g>
        <draw:connector draw:style-name="gr2" draw:text-style-name="P1" draw:layer="layout" draw:type="line" svg:x1="27.02cm" svg:y1="9.9cm" svg:x2="27.061cm" svg:y2="12.8cm" draw:end-shape="id12" draw:end-glue-point="0" svg:d="M27020 9900l41 2900" svg:viewBox="0 0 42 2901">
          <text:p/>
        </draw:connector>
        <draw:connector draw:style-name="gr2" draw:text-style-name="P1" draw:layer="layout" draw:type="line" svg:x1="27.061cm" svg:y1="14.7cm" svg:x2="27.094cm" svg:y2="17.478cm" draw:start-shape="id12" draw:start-glue-point="2" svg:d="M27061 14700l33 2778" svg:viewBox="0 0 34 2779">
          <text:p/>
        </draw:connector>
        <draw:custom-shape draw:style-name="gr5" draw:text-style-name="P5" draw:layer="layout" svg:width="0.325cm" svg:height="0.325cm" svg:x="26.823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183cm" svg:y1="9.44cm" svg:x2="3.183cm" svg:y2="17.44cm">
          <text:p/>
        </draw:line>
        <draw:custom-shape draw:style-name="gr5" draw:text-style-name="P5" draw:layer="layout" svg:width="0.325cm" svg:height="0.325cm" svg:x="3.058cm" svg:y="9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213cm" svg:y1="9.6cm" svg:x2="9.213cm" svg:y2="14.1cm">
          <text:p/>
        </draw:line>
        <draw:line draw:style-name="gr6" draw:text-style-name="P6" draw:layer="layout" svg:x1="9.283cm" svg:y1="15.98cm" svg:x2="9.283cm" svg:y2="17.48cm">
          <text:p/>
        </draw:line>
        <draw:line draw:style-name="gr6" draw:text-style-name="P6" draw:layer="layout" svg:x1="27.083cm" svg:y1="17.5cm" svg:x2="3.183cm" svg:y2="17.44cm">
          <text:p/>
        </draw:line>
        <draw:line draw:style-name="gr6" draw:text-style-name="P6" draw:layer="layout" svg:x1="12.883cm" svg:y1="15.99cm" svg:x2="12.883cm" svg:y2="17.49cm">
          <text:p/>
        </draw:line>
        <draw:line draw:style-name="gr6" draw:text-style-name="P6" draw:layer="layout" svg:x1="9.283cm" svg:y1="15.98cm" svg:x2="9.283cm" svg:y2="17.48cm">
          <text:p/>
        </draw:line>
        <draw:line draw:style-name="gr6" draw:text-style-name="P6" draw:layer="layout" svg:x1="9.283cm" svg:y1="15.98cm" svg:x2="9.283cm" svg:y2="17.48cm">
          <text:p/>
        </draw:line>
        <draw:frame draw:style-name="gr7" draw:text-style-name="P7" draw:layer="layout" svg:width="1.62cm" svg:height="1.289cm" draw:transform="rotate (-0.00680678408277771) translate (0.957cm 12.729cm)">
          <draw:text-box>
            <text:p><text:span text:style-name="T1">V</text:span><text:span text:style-name="T2">in</text:span></text:p>
          </draw:text-box>
        </draw:frame>
        <draw:custom-shape draw:style-name="gr8" draw:text-style-name="P9" draw:layer="layout" svg:width="2.131cm" svg:height="2.132cm" draw:transform="skewX (0.000523598775598298) rotate (-0.00628318530717944) translate (2.121cm 12.355cm)">
          <text:p text:style-name="P8"><text:span text:style-name="T1">+</text:span></text:p>
          <text:p text:style-name="P8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4.392cm" svg:y1="18.141cm" svg:x2="1.883cm" svg:y2="18.157cm">
            <text:p/>
          </draw:line>
          <draw:line draw:style-name="gr9" draw:text-style-name="P1" draw:layer="layout" svg:x1="4.393cm" svg:y1="18.131cm" svg:x2="1.884cm" svg:y2="18.147cm">
            <text:p/>
          </draw:line>
          <draw:line draw:style-name="gr9" draw:text-style-name="P1" draw:layer="layout" svg:x1="2.568cm" svg:y1="18.504cm" svg:x2="3.815cm" svg:y2="18.504cm">
            <text:p/>
          </draw:line>
          <draw:line draw:style-name="gr9" draw:text-style-name="P1" draw:layer="layout" svg:x1="2.905cm" svg:y1="18.815cm" svg:x2="3.504cm" svg:y2="18.815cm">
            <text:p/>
          </draw:line>
          <draw:line draw:style-name="gr9" draw:text-style-name="P1" draw:layer="layout" svg:x1="3.171cm" svg:y1="18.119cm" svg:x2="3.181cm" svg:y2="17.316cm">
            <text:p/>
          </draw:line>
        </draw:g>
        <draw:custom-shape draw:style-name="gr5" draw:text-style-name="P5" draw:layer="layout" svg:width="0.325cm" svg:height="0.325cm" svg:x="3.027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849cm" svg:height="0.842cm" draw:transform="rotate (-0.0059341194567806) translate (4.334cm 17.747cm)">
          <draw:text-box>
            <text:p><text:span text:style-name="T3">GND</text:span></text:p>
          </draw:text-box>
        </draw:frame>
        <draw:frame draw:style-name="gr7" draw:text-style-name="P7" draw:layer="layout" svg:width="1.62cm" svg:height="1.289cm" draw:transform="rotate (-0.00680678408277771) translate (5.635cm 7.8cm)">
          <draw:text-box>
            <text:p><text:span text:style-name="T4">C</text:span><text:span text:style-name="T2">1</text:span></text:p>
          </draw:text-box>
        </draw:frame>
        <draw:frame draw:style-name="gr7" draw:text-style-name="P7" draw:layer="layout" svg:width="1.62cm" svg:height="1.289cm" draw:transform="rotate (-0.00680678408277771) translate (7.692cm 14.4cm)">
          <draw:text-box>
            <text:p><text:span text:style-name="T4">R</text:span><text:span text:style-name="T2">1</text:span></text:p>
          </draw:text-box>
        </draw:frame>
        <draw:frame draw:style-name="gr7" draw:text-style-name="P7" draw:layer="layout" svg:width="1.62cm" svg:height="1.289cm" draw:transform="rotate (-0.00680678408277771) translate (11.293cm 14.4cm)">
          <draw:text-box>
            <text:p><text:span text:style-name="T4">R</text:span><text:span text:style-name="T2">4</text:span></text:p>
          </draw:text-box>
        </draw:frame>
        <draw:frame draw:style-name="gr7" draw:text-style-name="P7" draw:layer="layout" svg:width="1.352cm" svg:height="1.289cm" draw:transform="rotate (-0.00680678408277771) translate (15.792cm 13.4cm)">
          <draw:text-box>
            <text:p><text:span text:style-name="T4">R</text:span><text:span text:style-name="T2">3</text:span></text:p>
          </draw:text-box>
        </draw:frame>
        <draw:frame draw:style-name="gr7" draw:text-style-name="P7" draw:layer="layout" svg:width="1.352cm" svg:height="1.289cm" draw:transform="rotate (-0.00680678408277771) translate (21.192cm 8.5cm)">
          <draw:text-box>
            <text:p><text:span text:style-name="T4">R</text:span><text:span text:style-name="T2">2</text:span></text:p>
          </draw:text-box>
        </draw:frame>
        <draw:frame draw:style-name="gr7" draw:text-style-name="P7" draw:layer="layout" svg:width="1.62cm" svg:height="1.289cm" draw:transform="rotate (-0.00680678408277771) translate (22.792cm 13.1cm)">
          <draw:text-box>
            <text:p><text:span text:style-name="T4">C</text:span><text:span text:style-name="T2">2</text:span></text:p>
          </draw:text-box>
        </draw:frame>
        <draw:frame draw:style-name="gr7" draw:text-style-name="P7" draw:layer="layout" svg:width="1.352cm" svg:height="1.289cm" draw:transform="rotate (-0.00680678408277771) translate (27.492cm 13.102cm)">
          <draw:text-box>
            <text:p><text:span text:style-name="T4">R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6-05T19:17:18.647470454</dc:date>
    <meta:editing-duration>PT3H42M5S</meta:editing-duration>
    <meta:editing-cycles>63</meta:editing-cycles>
    <meta:generator>LibreOffice/6.4.6.2$Linux_X86_64 LibreOffice_project/40$Build-2</meta:generator>
    <meta:document-statistic meta:object-count="99"/>
  </office:meta>
</office:document-meta>
</file>